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color="#000080" draw:textarea-horizontal-align="center" draw:textarea-vertical-align="middle"/>
    </style:style>
    <style:style style:name="gr5" style:family="graphic" style:parent-style-name="objectwithoutfill">
      <style:graphic-properties svg:stroke-color="#00ff00" draw:fill="none" draw:textarea-horizontal-align="center" draw:textarea-vertical-align="middle"/>
    </style:style>
    <style:style style:name="gr6" style:family="graphic" style:parent-style-name="standard">
      <style:graphic-properties svg:stroke-color="#00ff00" draw:textarea-horizontal-align="center" draw:textarea-vertical-align="middle"/>
    </style:style>
    <style:style style:name="gr7" style:family="graphic" style:parent-style-name="standard">
      <style:graphic-properties svg:stroke-color="#ff0000" draw:textarea-horizontal-align="center" draw:textarea-vertical-align="middle"/>
    </style:style>
    <style:style style:name="gr8" style:family="graphic" style:parent-style-name="objectwithoutfill">
      <style:graphic-properties draw:fill="none" draw:fill-gradient-name="Gradient_20_1" draw:textarea-horizontal-align="center" draw:textarea-vertical-align="middle"/>
    </style:style>
    <style:style style:name="gr9" style:family="graphic" style:parent-style-name="objectwithoutfill">
      <style:graphic-properties svg:stroke-color="#ff0000" draw:fill="none" draw:textarea-horizontal-align="center" draw:textarea-vertical-align="middle"/>
    </style:style>
    <style:style style:name="gr10" style:family="graphic" style:parent-style-name="objectwithoutfill">
      <style:graphic-properties svg:stroke-color="#cccc00" draw:fill="none" draw:textarea-horizontal-align="center" draw:textarea-vertical-align="middle"/>
    </style:style>
    <style:style style:name="gr11" style:family="graphic" style:parent-style-name="standard">
      <style:graphic-properties svg:stroke-color="#cccc00" draw:textarea-horizontal-align="center" draw:textarea-vertical-align="middle"/>
    </style:style>
    <style:style style:name="gr12" style:family="graphic" style:parent-style-name="objectwithoutfill">
      <style:graphic-properties svg:stroke-color="#000080" draw:fill="none" draw:textarea-horizontal-align="center" draw:textarea-vertical-align="middle"/>
    </style:style>
    <style:style style:name="gr13" style:family="graphic" style:parent-style-name="objectwithoutfill">
      <style:graphic-properties svg:stroke-color="#23b8dc" draw:fill="none" draw:textarea-horizontal-align="center" draw:textarea-vertical-align="middle"/>
    </style:style>
    <style:style style:name="gr14" style:family="graphic" style:parent-style-name="objectwithoutfill">
      <style:graphic-properties svg:stroke-color="#00dcff" draw:fill="none" draw:textarea-horizontal-align="center" draw:textarea-vertical-align="middle"/>
    </style:style>
    <style:style style:name="gr15" style:family="graphic" style:parent-style-name="objectwithoutfill">
      <style:graphic-properties svg:stroke-color="#ff3366" draw:fill="none" draw:textarea-horizontal-align="center" draw:textarea-vertical-align="middle"/>
    </style:style>
    <style:style style:name="gr16" style:family="graphic" style:parent-style-name="standard">
      <style:graphic-properties draw:textarea-horizontal-align="center" draw:textarea-vertical-align="middle"/>
    </style:style>
    <style:style style:name="P1" style:family="paragraph">
      <style:text-properties fo:font-family="'Courier New'" style:font-family-generic="modern" style:font-pitch="fixed" fo:font-size="13pt" style:font-size-asian="13pt" style:font-size-complex="13pt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13pt" style:font-size-asian="13pt" style:font-size-complex="13pt"/>
    </style:style>
    <style:style style:name="T2" style:family="text">
      <style:text-properties fo:font-family="'Courier New'" style:font-family-generic="modern" style:font-pitch="fixed" fo:font-size="12pt" style:font-size-asian="12pt" style:font-size-complex="12pt"/>
    </style:style>
    <style:style style:name="T3" style:family="text">
      <style:text-properties fo:font-family="'Courier New'" style:font-family-generic="modern" style:font-pitch="fixed" fo:font-size="10.5pt" style:font-size-asian="10.5pt" style:font-size-complex="10.5pt"/>
    </style:style>
    <style:style style:name="T4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.052cm" svg:height="0.742cm" svg:x="4.366cm" svg:y="11cm">
          <draw:text-box>
            <text:p><text:span text:style-name="T1">Me</text:span></text:p>
          </draw:text-box>
        </draw:frame>
        <draw:frame draw:style-name="gr1" draw:text-style-name="P1" draw:layer="layout" svg:width="1.603cm" svg:height="0.742cm" svg:x="16.897cm" svg:y="11cm">
          <draw:text-box>
            <text:p><text:span text:style-name="T1">неMe</text:span></text:p>
          </draw:text-box>
        </draw:frame>
        <draw:frame draw:style-name="gr1" draw:text-style-name="P1" draw:layer="layout" svg:width="2.534cm" svg:height="1.195cm" svg:x="4.342cm" svg:y="12.974cm">
          <draw:text-box>
            <text:p><text:span text:style-name="T1">MeO</text:span></text:p>
            <text:p><text:span text:style-name="T2">Основные</text:span></text:p>
          </draw:text-box>
        </draw:frame>
        <draw:frame draw:style-name="gr1" draw:text-style-name="P1" draw:layer="layout" svg:width="2.026cm" svg:height="1.195cm" svg:x="4.394cm" svg:y="15.5cm">
          <draw:text-box>
            <text:p><text:span text:style-name="T1">MeOH</text:span></text:p>
            <text:p><text:span text:style-name="T2">Щелочи</text:span></text:p>
          </draw:text-box>
        </draw:frame>
        <draw:frame draw:style-name="gr1" draw:text-style-name="P1" draw:layer="layout" svg:width="2.534cm" svg:height="1.195cm" svg:x="4.474cm" svg:y="16.805cm">
          <draw:text-box>
            <text:p><text:span text:style-name="T1">MeOH</text:span></text:p>
            <text:p><text:span text:style-name="T2">Нераств.</text:span></text:p>
          </draw:text-box>
        </draw:frame>
        <draw:frame draw:style-name="gr1" draw:text-style-name="P1" draw:layer="layout" svg:width="2.703cm" svg:height="1.145cm" svg:x="10cm" svg:y="12.974cm">
          <draw:text-box>
            <text:p><text:span text:style-name="T1">MeO</text:span></text:p>
            <text:p><text:span text:style-name="T3">Амфотерные</text:span></text:p>
          </draw:text-box>
        </draw:frame>
        <draw:frame draw:style-name="gr2" draw:text-style-name="P1" draw:layer="layout" svg:width="2.703cm" svg:height="1.145cm" svg:x="10cm" svg:y="16cm">
          <draw:text-box>
            <text:p><text:span text:style-name="T1">MeOH</text:span></text:p>
            <text:p><text:span text:style-name="T3">Амфотерные</text:span></text:p>
          </draw:text-box>
        </draw:frame>
        <draw:frame draw:style-name="gr1" draw:text-style-name="P1" draw:layer="layout" svg:width="2.483cm" svg:height="1.145cm" svg:x="16.797cm" svg:y="13cm">
          <draw:text-box>
            <text:p><text:span text:style-name="T3">Кислотные</text:span></text:p>
            <text:p><text:span text:style-name="T1">оксиды</text:span></text:p>
          </draw:text-box>
        </draw:frame>
        <draw:frame draw:style-name="gr1" draw:text-style-name="P1" draw:layer="layout" svg:width="2.428cm" svg:height="0.742cm" svg:x="17.072cm" svg:y="16cm">
          <draw:text-box>
            <text:p><text:span text:style-name="T1">Кислоты</text:span></text:p>
          </draw:text-box>
        </draw:frame>
        <draw:frame draw:style-name="gr3" draw:text-style-name="P2" draw:layer="layout" svg:width="2.5cm" svg:height="1.25cm" svg:x="10cm" svg:y="18.5cm">
          <draw:text-box>
            <text:p><text:span text:style-name="T4">Соли</text:span></text:p>
          </draw:text-box>
        </draw:frame>
        <draw:line draw:style-name="gr4" draw:text-style-name="P3" draw:layer="layout" svg:x1="6cm" svg:y1="11.5cm" svg:x2="16.5cm" svg:y2="11.5cm">
          <text:p/>
        </draw:line>
        <draw:line draw:style-name="gr4" draw:text-style-name="P3" draw:layer="layout" svg:x1="6cm" svg:y1="11.5cm" svg:x2="10.5cm" svg:y2="18.5cm">
          <text:p/>
        </draw:line>
        <draw:path draw:style-name="gr5" draw:text-style-name="P3" draw:layer="layout" svg:width="9.362cm" svg:height="3.511cm" draw:transform="rotate (0.358839694209966) translate (6.5cm 13.5cm)" svg:viewBox="0 0 9363 3512" svg:d="m0 0c4272 0 9363 3512 9363 3512">
          <text:p/>
        </draw:path>
        <draw:line draw:style-name="gr6" draw:text-style-name="P3" draw:layer="layout" svg:x1="6.5cm" svg:y1="13.5cm" svg:x2="10cm" svg:y2="13.5cm">
          <text:p/>
        </draw:line>
        <draw:line draw:style-name="gr6" draw:text-style-name="P3" draw:layer="layout" svg:x1="6.5cm" svg:y1="13.5cm" svg:x2="17cm" svg:y2="16.5cm">
          <text:p/>
        </draw:line>
        <draw:line draw:style-name="gr7" draw:text-style-name="P3" draw:layer="layout" svg:x1="6.5cm" svg:y1="16cm" svg:x2="10cm" svg:y2="13.5cm">
          <text:p/>
        </draw:line>
        <draw:line draw:style-name="gr7" draw:text-style-name="P3" draw:layer="layout" svg:x1="16.5cm" svg:y1="13.5cm" svg:x2="6.5cm" svg:y2="16cm">
          <text:p/>
        </draw:line>
        <draw:line draw:style-name="gr7" draw:text-style-name="P3" draw:layer="layout" svg:x1="10.5cm" svg:y1="18.5cm" svg:x2="6.5cm" svg:y2="16cm">
          <text:p/>
        </draw:line>
        <draw:path draw:style-name="gr8" draw:text-style-name="P3" draw:layer="layout" svg:width="3.938cm" svg:height="1.829cm" draw:transform="skewX (0.0937241808320777) rotate (-1.98967534727435) translate (6.10209729332099cm 12.401630563802cm)" svg:viewBox="0 0 3939 1830" svg:d="m0 1830c2462-1 3939-1830 3939-1830">
          <text:p/>
        </draw:path>
        <draw:line draw:style-name="gr7" draw:text-style-name="P3" draw:layer="layout" svg:x1="6.5cm" svg:y1="16cm" svg:x2="10cm" svg:y2="16.5cm">
          <text:p/>
        </draw:line>
        <draw:line draw:style-name="gr7" draw:text-style-name="P3" draw:layer="layout" svg:x1="6.5cm" svg:y1="16cm" svg:x2="10cm" svg:y2="16.5cm">
          <text:p/>
        </draw:line>
        <draw:path draw:style-name="gr9" draw:text-style-name="P3" draw:layer="layout" svg:width="10.397cm" svg:height="1.541cm" draw:transform="rotate (0.0996583002888574) translate (6.49999999986908cm 15.9999999986906cm)" svg:viewBox="0 0 10398 1542" svg:d="m0 0c5025 0 10398 1542 10398 1542">
          <text:p/>
        </draw:path>
        <draw:path draw:style-name="gr10" draw:text-style-name="P3" draw:layer="layout" svg:width="9.85cm" svg:height="1.989cm" draw:transform="rotate (-0.0996583002900436) translate (7.19798915638371cm 15.519901402679cm)" svg:viewBox="0 0 9851 1990" svg:d="m0 1990c5025 0 9851-1990 9851-1990">
          <text:p/>
        </draw:path>
        <draw:line draw:style-name="gr11" draw:text-style-name="P3" draw:layer="layout" svg:x1="12.5cm" svg:y1="16.5cm" svg:x2="17cm" svg:y2="16.5cm">
          <text:p/>
        </draw:line>
        <draw:path draw:style-name="gr12" draw:text-style-name="P3" draw:layer="layout" svg:width="11.632cm" svg:height="3.267cm" draw:transform="rotate (-0.152716309550662) translate (6.00000000677188cm 11.4999999560024cm)" svg:viewBox="0 0 11633 3268" svg:d="m0 0c6576 0 11633 3268 11633 3268">
          <text:p/>
        </draw:path>
        <draw:path draw:style-name="gr13" draw:text-style-name="P3" draw:layer="layout" svg:width="2.999cm" svg:height="6.999cm" draw:transform="rotate (-1.57079632679579) translate (16.9999999999947cm 13.4999999999875cm)" svg:viewBox="0 0 3000 7000" svg:d="m0 7000c1000 0 3000-7000 3000-7000">
          <text:p/>
        </draw:path>
        <draw:path draw:style-name="gr14" draw:text-style-name="P3" draw:layer="layout" svg:width="0.666cm" svg:height="6.499cm" draw:transform="rotate (-1.57079632679579) translate (16.5cm 13.4999999999885cm)" svg:viewBox="0 0 667 6500" svg:d="m0 6500c1500 0 0-6500 0-6500">
          <text:p/>
        </draw:path>
        <draw:path draw:style-name="gr14" draw:text-style-name="P3" draw:layer="layout" svg:width="3.699cm" svg:height="3.399cm" draw:transform="rotate (-2.21429922200597) translate (12.7200016434853cm 15.5400088248893cm)" svg:viewBox="0 0 3700 3400" svg:d="m0 3400c2500 0 3700-3400 3700-3400">
          <text:p/>
        </draw:path>
        <draw:path draw:style-name="gr15" draw:text-style-name="P3" draw:layer="layout" svg:width="7.373cm" svg:height="2.572cm" draw:transform="rotate (-2.11115026321313) translate (16.5cm 13.5cm)" svg:viewBox="0 0 7374 2573" svg:d="m0 0c2915 0 7374 2573 7374 2573">
          <text:p/>
        </draw:path>
        <draw:line draw:style-name="gr16" draw:text-style-name="P3" draw:layer="layout" svg:x1="10.5cm" svg:y1="18.5cm" svg:x2="17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Fine_20_Dashed_20__28_var_29_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6-04-14T17:47:25.26</meta:creation-date>
    <meta:editing-duration>PT10H25M21S</meta:editing-duration>
    <meta:editing-cycles>2</meta:editing-cycles>
    <meta:generator>OpenOffice.org/3.3$Win32 OpenOffice.org_project/330m20$Build-9567</meta:generator>
    <dc:date>2016-04-14T17:47:44.98</dc:date>
    <meta:document-statistic meta:object-count="30"/>
  </office:meta>
</office:document-meta>
</file>